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MatchingEngineFactory.contains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ingEngineFactory.PatternMatchingEngineFac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tternMatchingEngineFactory.put( String key , PatternMatching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ingEngineFactory.remov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tchingEngineFactory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